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11.8mm" svg:height="89.99mm" svg:x="179.46mm" svg:y="36.2mm">
            <draw:object draw:notify-on-update-of-ranges="Hoja1.H4:Hoja1.H6 Hoja1.I3:Hoja1.I3 Hoja1.I4:Hoja1.I6 Hoja1.J4:Hoja1.J6 Hoja1.J4:Hoja1.J6 Hoja1.J4:Hoja1.J6 Hoja1.J4:Hoja1.J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CPU</text:p>
          </table:table-cell>
          <table:table-cell table:formula="of:=AVERAGE([.D7:.D14])" office:value-type="float" office:value="0.686617458625" calcext:value-type="float">
            <text:p>0.686617458625</text:p>
          </table:table-cell>
          <table:table-cell table:formula="of:=STDEV([.D7:.D14])" office:value-type="float" office:value="0.34838775211572" calcext:value-type="float">
            <text:p>0.34838775211572</text:p>
          </table:table-cell>
        </table:table-row>
        <table:table-row table:style-name="ro1">
          <table:table-cell table:style-name="ce1"/>
          <table:table-cell office:value-type="string" calcext:value-type="string">
            <text:p>Secuencial</text:p>
          </table:table-cell>
          <table:table-cell office:value-type="string" calcext:value-type="string">
            <text:p>CPU</text:p>
          </table:table-cell>
          <table:table-cell table:style-name="ce1"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table:style-name="ce1" office:value-type="string" calcext:value-type="string">
            <text:p>GPU</text:p>
          </table:table-cell>
          <table:table-cell/>
          <table:table-cell office:value-type="string" calcext:value-type="string">
            <text:p>GPU</text:p>
          </table:table-cell>
          <table:table-cell table:formula="of:=AVERAGE([.F7:.F14])" office:value-type="float" office:value="0.7117243867375" calcext:value-type="float">
            <text:p>0.7117243867375</text:p>
          </table:table-cell>
          <table:table-cell table:formula="of:=STDEV([.F7:.F14])" office:value-type="float" office:value="0.282368894346073" calcext:value-type="float">
            <text:p>0.282368894346073</text:p>
          </table:table-cell>
        </table:table-row>
        <table:table-row table:style-name="ro1">
          <table:table-cell office:value-type="string" calcext:value-type="string">
            <text:p>Carpet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Puntaj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Puntaje</text:p>
          </table:table-cell>
          <table:table-cell/>
          <table:table-cell office:value-type="string" calcext:value-type="string">
            <text:p>All</text:p>
          </table:table-cell>
          <table:table-cell table:formula="of:=AVERAGE([.D7:.D14];[.F7:.F14])" office:value-type="float" office:value="0.69917092268125" calcext:value-type="float">
            <text:p>0.69917092268125</text:p>
          </table:table-cell>
          <table:table-cell table:formula="of:=STDEV([.D7:.D14]; [.F7:.F14])" office:value-type="float" office:value="0.306622999744666" calcext:value-type="float">
            <text:p>0.306622999744666</text:p>
          </table:table-cell>
        </table:table-row>
        <table:table-row table:style-name="ro1">
          <table:table-cell office:value-type="string" calcext:value-type="string">
            <text:p>01-Light</text:p>
          </table:table-cell>
          <table:table-cell office:value-type="float" office:value="23" calcext:value-type="float">
            <text:p>23</text:p>
          </table:table-cell>
          <table:table-cell office:value-type="float" office:value="7.457658" calcext:value-type="float">
            <text:p>7.457658</text:p>
          </table:table-cell>
          <table:table-cell office:value-type="float" office:value="0.9487179487" calcext:value-type="float">
            <text:p>0.9487179487</text:p>
          </table:table-cell>
          <table:table-cell office:value-type="float" office:value="0.050141" calcext:value-type="float">
            <text:p>0.050141</text:p>
          </table:table-cell>
          <table:table-cell office:value-type="float" office:value="0.9350649351" calcext:value-type="float">
            <text:p>0.9350649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-Transparency</text:p>
          </table:table-cell>
          <table:table-cell office:value-type="float" office:value="14" calcext:value-type="float">
            <text:p>14</text:p>
          </table:table-cell>
          <table:table-cell office:value-type="float" office:value="2.440534" calcext:value-type="float">
            <text:p>2.440534</text:p>
          </table:table-cell>
          <table:table-cell office:value-type="float" office:value="1" calcext:value-type="float">
            <text:p>1</text:p>
          </table:table-cell>
          <table:table-cell office:value-type="float" office:value="0.040559" calcext:value-type="float">
            <text:p>0.040559</text:p>
          </table:table-cell>
          <table:table-cell office:value-type="float" office:value="0.8888888889" calcext:value-type="float">
            <text:p>0.88888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-MotionSmoothness</text:p>
          </table:table-cell>
          <table:table-cell office:value-type="float" office:value="21" calcext:value-type="float">
            <text:p>21</text:p>
          </table:table-cell>
          <table:table-cell office:value-type="float" office:value="0.316975" calcext:value-type="float">
            <text:p>0.316975</text:p>
          </table:table-cell>
          <table:table-cell office:value-type="float" office:value="0.3636363636" calcext:value-type="float">
            <text:p>0.3636363636</text:p>
          </table:table-cell>
          <table:table-cell office:value-type="float" office:value="0.016321" calcext:value-type="float">
            <text:p>0.016321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-MotionCoherence</text:p>
          </table:table-cell>
          <table:table-cell office:value-type="float" office:value="8" calcext:value-type="float">
            <text:p>8</text:p>
          </table:table-cell>
          <table:table-cell office:value-type="float" office:value="14.918291" calcext:value-type="float">
            <text:p>14.918291</text:p>
          </table:table-cell>
          <table:table-cell office:value-type="float" office:value="1" calcext:value-type="float">
            <text:p>1</text:p>
          </table:table-cell>
          <table:table-cell office:value-type="float" office:value="0.10098" calcext:value-type="float">
            <text:p>0.100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-Clutter</text:p>
          </table:table-cell>
          <table:table-cell office:value-type="float" office:value="15" calcext:value-type="float">
            <text:p>15</text:p>
          </table:table-cell>
          <table:table-cell office:value-type="float" office:value="7.699548" calcext:value-type="float">
            <text:p>7.699548</text:p>
          </table:table-cell>
          <table:table-cell office:value-type="float" office:value="0.231884058" calcext:value-type="float">
            <text:p>0.231884058</text:p>
          </table:table-cell>
          <table:table-cell office:value-type="float" office:value="0.071941" calcext:value-type="float">
            <text:p>0.071941</text:p>
          </table:table-cell>
          <table:table-cell office:value-type="float" office:value="0.3055555556" calcext:value-type="float">
            <text:p>0.305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-Confusion</text:p>
          </table:table-cell>
          <table:table-cell office:value-type="float" office:value="25" calcext:value-type="float">
            <text:p>25</text:p>
          </table:table-cell>
          <table:table-cell office:value-type="float" office:value="1.591432" calcext:value-type="float">
            <text:p>1.591432</text:p>
          </table:table-cell>
          <table:table-cell office:value-type="float" office:value="0.7272727273" calcext:value-type="float">
            <text:p>0.7272727273</text:p>
          </table:table-cell>
          <table:table-cell office:value-type="float" office:value="0.054784" calcext:value-type="float">
            <text:p>0.054784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Occlusion</text:p>
          </table:table-cell>
          <table:table-cell office:value-type="float" office:value="32" calcext:value-type="float">
            <text:p>32</text:p>
          </table:table-cell>
          <table:table-cell office:value-type="float" office:value="13.472301" calcext:value-type="float">
            <text:p>13.472301</text:p>
          </table:table-cell>
          <table:table-cell office:value-type="float" office:value="0.9714285714" calcext:value-type="float">
            <text:p>0.9714285714</text:p>
          </table:table-cell>
          <table:table-cell office:value-type="float" office:value="0.107482" calcext:value-type="float">
            <text:p>0.107482</text:p>
          </table:table-cell>
          <table:table-cell office:value-type="float" office:value="0.7142857143" calcext:value-type="float">
            <text:p>0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ZoomingCamera</text:p>
          </table:table-cell>
          <table:table-cell office:value-type="float" office:value="3" calcext:value-type="float">
            <text:p>3</text:p>
          </table:table-cell>
          <table:table-cell office:value-type="float" office:value="6.47904" calcext:value-type="float">
            <text:p>6.47904</text:p>
          </table:table-cell>
          <table:table-cell office:value-type="float" office:value="0.25" calcext:value-type="float">
            <text:p>0.25</text:p>
          </table:table-cell>
          <table:table-cell office:value-type="float" office:value="0.074636" calcext:value-type="float">
            <text:p>0.07463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7:23:17.6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1:59:22.425000000</meta:creation-date>
    <dc:date>2019-05-15T17:38:18.467000000</dc:date>
    <meta:editing-duration>PT3H45M54S</meta:editing-duration>
    <meta:editing-cycles>14</meta:editing-cycles>
    <meta:generator>LibreOffice/6.2.3.2$Windows_X86_64 LibreOffice_project/aecc05fe267cc68dde00352a451aa867b3b546ac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Hoja1.J4:Hoja1.J6" chart:error-lower-range="Hoja1.J4:Hoja1.J6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Hoja1.J4:Hoja1.J6" chart:error-lower-range="Hoja1.J4:Hoja1.J6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oja1.J4:Hoja1.J6" chart:error-lower-range="Hoja1.J4:Hoja1.J6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1cm" svg:height="9cm" xlink:href=".." xlink:type="simple" chart:class="chart:bar" chart:style-name="ch1">
        <chart:title svg:x="2.342cm" svg:y="0.316cm" chart:style-name="ch2">
          <text:p>Average Score (GPU vs. CPU)</text:p>
        </chart:title>
        <chart:plot-area chart:style-name="ch3" table:cell-range-address="Hoja1.H3:Hoja1.I6" chart:data-source-has-labels="both" svg:x="0.223cm" svg:y="1.301cm" svg:width="10.735cm" svg:height="6.548cm">
          <chartooo:coordinate-region svg:x="1.236cm" svg:y="1.301cm" svg:width="9.722cm" svg:height="5.895cm"/>
          <chart:axis chart:dimension="x" chart:name="primary-x" chart:style-name="ch4" chartooo:axis-type="auto">
            <chartooo:date-scale/>
            <chart:categories table:cell-range-address="Hoja1.H4:Hoja1.H6"/>
          </chart:axis>
          <chart:axis chart:dimension="y" chart:name="primary-y" chart:style-name="ch5">
            <chart:title svg:x="4.993cm" svg:y="8.029cm" chart:style-name="ch6">
              <text:p>F-score</text:p>
            </chart:title>
            <chart:grid chart:style-name="ch7" chart:class="major"/>
          </chart:axis>
          <chart:series chart:style-name="ch8" chart:values-cell-range-address="Hoja1.I4:Hoja1.I6" chart:label-cell-address="Hoja1.I3:Hoja1.I3" chart:class="chart:bar">
            <chart:error-indicator chart:style-name="ch9" chart:dimension="x"/>
            <chart:error-indicator chart:style-name="ch9" chart:dimension="y"/>
            <chart:data-point chart:style-name="ch10"/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Hoja1.I3:Hoja1.I3</svg:desc>
                </draw:g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Hoja1.H4:Hoja1.H6</svg:desc>
                </draw:g>
              </table:table-cell>
              <table:table-cell office:value-type="float" office:value="0.686617458625">
                <text:p>0.686617458625</text:p>
                <draw:g>
                  <svg:desc>Hoja1.I4:Hoja1.I6</svg:desc>
                </draw:g>
              </table:table-cell>
              <table:table-cell office:value-type="float" office:value="0.34838775211572">
                <text:p>0.34838775211572</text:p>
                <draw:g>
                  <svg:desc>Hoja1.J4:Hoja1.J6</svg:desc>
                </draw:g>
              </table:table-cell>
              <table:table-cell office:value-type="float" office:value="0.34838775211572">
                <text:p>0.34838775211572</text:p>
                <draw:g>
                  <svg:desc>Hoja1.J4:Hoja1.J6</svg:desc>
                </draw:g>
              </table:table-cell>
              <table:table-cell office:value-type="float" office:value="0.34838775211572">
                <text:p>0.34838775211572</text:p>
                <draw:g>
                  <svg:desc>Hoja1.J4:Hoja1.J6</svg:desc>
                </draw:g>
              </table:table-cell>
              <table:table-cell office:value-type="float" office:value="0.34838775211572">
                <text:p>0.34838775211572</text:p>
                <draw:g>
                  <svg:desc>Hoja1.J4:Hoja1.J6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0.7117243867375">
                <text:p>0.7117243867375</text:p>
              </table:table-cell>
              <table:table-cell office:value-type="float" office:value="0.282368894346073">
                <text:p>0.282368894346073</text:p>
              </table:table-cell>
              <table:table-cell office:value-type="float" office:value="0.282368894346073">
                <text:p>0.282368894346073</text:p>
              </table:table-cell>
              <table:table-cell office:value-type="float" office:value="0.282368894346073">
                <text:p>0.282368894346073</text:p>
              </table:table-cell>
              <table:table-cell office:value-type="float" office:value="0.282368894346073">
                <text:p>0.282368894346073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69917092268125">
                <text:p>0.69917092268125</text:p>
              </table:table-cell>
              <table:table-cell office:value-type="float" office:value="0.306622999744666">
                <text:p>0.306622999744666</text:p>
              </table:table-cell>
              <table:table-cell office:value-type="float" office:value="0.306622999744666">
                <text:p>0.306622999744666</text:p>
              </table:table-cell>
              <table:table-cell office:value-type="float" office:value="0.306622999744666">
                <text:p>0.306622999744666</text:p>
              </table:table-cell>
              <table:table-cell office:value-type="float" office:value="0.306622999744666">
                <text:p>0.306622999744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